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4700000048543ED035.png" manifest:media-type="image/png"/>
  <manifest:file-entry manifest:full-path="Pictures/100000010000007700000040DC1DA863.png" manifest:media-type="image/png"/>
  <manifest:file-entry manifest:full-path="Pictures/100000010000090D000002CF033654E4.png" manifest:media-type="image/png"/>
  <manifest:file-entry manifest:full-path="Pictures/1000000100000043000000435D6C581D.png" manifest:media-type="image/png"/>
  <manifest:file-entry manifest:full-path="Pictures/1000000100000435000002B301196065.png" manifest:media-type="image/png"/>
  <manifest:file-entry manifest:full-path="Pictures/10000001000005560000026FEBA83F34.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9370000040DA8C44DA1.png" manifest:media-type="image/png"/>
  <manifest:file-entry manifest:full-path="Pictures/100017EA000034EB000034EBDDE9405E.svg" manifest:media-type="image/svg+xml"/>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8"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15.90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6"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9"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1" style:family="graphic" style:parent-style-name="standard" style:list-style-name="L4">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3"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51cm" fo:min-width="0.00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2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2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4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4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47"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4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0"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1"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3"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6"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5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8"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59"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2"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4"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65" style:family="graphic" style:parent-style-name="Default_20_Drawing_20_Style_5f_1" style:list-style-name="L5">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6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70"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1" style:family="graphic" style:parent-style-name="standard"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7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73"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74" style:family="graphic" style:parent-style-name="standard" style:list-style-name="L8">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75"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76"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7"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81" style:family="graphic" style:parent-style-name="standard" style:list-style-name="L11">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82"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8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4" style:family="graphic" style:parent-style-name="standard" style:list-style-name="L1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85"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6" style:family="graphic" style:parent-style-name="standard" style:list-style-name="L11">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8"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917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782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11"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3"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4" style:family="paragraph">
      <loext:graphic-properties draw:fill="none"/>
      <style:paragraph-properties fo:text-align="start"/>
    </style:style>
    <style:style style:name="P15" style:family="paragraph">
      <style:paragraph-properties fo:margin-left="0cm" fo:margin-right="0cm" fo:line-height="100%" fo:text-indent="0cm" loext:tab-stop-distance="2.54cm">
        <style:tab-stops/>
      </style:paragraph-properties>
    </style:style>
    <style:style style:name="P16"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7"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8"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8e86ae"/>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bold" style:letter-kerning="true" style:font-name-asian="Microsoft YaHei" style:font-size-asian="32pt" style:font-style-asian="normal" style:font-weight-asian="bold" style:font-name-complex="Mangal" style:font-size-complex="32pt" style:font-style-complex="normal" style:font-weight-complex="bold" style:text-emphasize="none" style:font-relief="none" style:text-overline-style="none" style:text-overline-color="font-color"/>
    </style:style>
    <style:style style:name="P20"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2"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3" style:family="paragraph">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7" style:family="paragraph">
      <loext:graphic-properties draw:fill="gradient" draw:fill-gradient-name="Gradient_20_1"/>
      <style:paragraph-properties fo:text-align="start" style:font-independent-line-spacing="true"/>
      <style:text-properties fo:font-size="44pt"/>
    </style:style>
    <style:style style:name="P2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2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3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3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P33"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5"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6" style:family="text">
      <style:text-properties style:font-name="Open Sans Light" fo:font-size="14pt" fo:font-weight="250" style:letter-kerning="true" style:font-name-asian="Microsoft YaHei" style:font-size-asian="18pt" style:font-name-complex="Arial" style:font-size-complex="18pt"/>
    </style:style>
    <style:style style:name="T7"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9"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fo:color="#ff0000"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15"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9"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3"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5"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6"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foundry" draw:style-name="dp1" draw:master-page-name="Title_20_Slide" presentation:presentation-page-layout-name="AL1T0">
        <draw:frame presentation:style-name="pr1" draw:text-style-name="P2" draw:layer="layout" svg:width="3.425cm" svg:height="1.017cm" svg:x="0.5cm" svg:y="0.5cm" presentation:class="title" presentation:user-transformed="true">
          <draw:text-box>
            <text:p text:style-name="P1"><text:span text:style-name="T1">1. foundry</text:span></text:p>
          </draw:text-box>
        </draw:frame>
        <draw:g draw:style-name="gr1">
          <draw:custom-shape draw:name="CaixaDeTexto 17" draw:style-name="gr2" draw:text-style-name="P4" draw:layer="layout" svg:width="1.461cm" svg:height="0.509cm" svg:x="30.798cm" svg:y="0.504cm">
            <office:event-listeners>
              <presentation:event-listener script:event-name="dom:click" presentation:action="show" xlink:href="file:///C:/Windows/explorer.exe%20F:/ides/AZ_vStudio2017" xlink:type="simple" xlink:show="embed" xlink:actuate="onRequest"/>
            </office:event-listeners>
            <text:p text:style-name="P3"><text:span text:style-name="T2"><text:a xlink:href="../../README.md"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29.862cm" svg:y="0.34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3" draw:style-name="gr4" draw:text-style-name="P5" draw:layer="layout" svg:width="1.376cm" svg:height="0.733cm" svg:x="29.36cm" svg:y="1.419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986cm" svg:height="0.759cm" svg:x="30.736cm" svg:y="1.366cm">
            <text:p text:style-name="P6"><text:span text:style-name="T3"><text:a xlink:href="../../portfolio.pptx"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custom-shape draw:style-name="gr7" draw:text-style-name="P9" draw:layer="layout" svg:width="0.5cm" svg:height="4.5cm" svg:x="3.5cm" svg:y="3.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3" draw:text-style-name="P10" draw:layer="layout" svg:width="3cm" svg:height="1.017cm" svg:x="0.5cm" svg:y="0.5cm" presentation:class="title" presentation:user-transformed="true">
          <draw:text-box>
            <text:p text:style-name="P1"><text:span text:style-name="T4">1.1 index</text:span></text:p>
          </draw:text-box>
        </draw:frame>
        <draw:custom-shape draw:style-name="gr8" draw:text-style-name="P11"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27" draw:style-name="gr4" draw:text-style-name="P5" draw:layer="layout" svg:width="1.376cm" svg:height="0.733cm" svg:x="0.647cm" svg:y="2.027cm">
            <draw:image xlink:href="Pictures/100000010000007700000040DC1DA863.png" xlink:type="simple" xlink:show="embed" xlink:actuate="onLoad" draw:mime-type="image/png">
              <text:p/>
            </draw:image>
            <svg:desc>Icon

Description automatically generated</svg:desc>
          </draw:frame>
          <draw:custom-shape draw:name="Retângulo 5" draw:style-name="gr9" draw:text-style-name="P7" draw:layer="layout" svg:width="1.106cm" svg:height="0.759cm" svg:x="2.023cm" svg:y="1.974cm">
            <text:p text:style-name="P6"><text:span text:style-name="T3"><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0" draw:text-style-name="P13" draw:layer="layout" svg:width="2.471cm" svg:height="0.575cm" svg:x="0.9cm" svg:y="3.425cm">
          <text:p text:style-name="P12"><text:span text:style-name="T5">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frame draw:name="Picture 27" draw:style-name="gr4" draw:text-style-name="P5" draw:layer="layout" svg:width="1.376cm" svg:height="0.733cm" svg:x="3.8cm" svg:y="3.767cm">
            <draw:image xlink:href="Pictures/100000010000007700000040DC1DA863.png" xlink:type="simple" xlink:show="embed" xlink:actuate="onLoad" draw:mime-type="image/png">
              <text:p/>
            </draw:image>
            <svg:desc>Icon

Description automatically generated</svg:desc>
          </draw:frame>
          <draw:custom-shape draw:name="Retângulo 5" draw:style-name="gr11" draw:text-style-name="P7" draw:layer="layout" svg:width="1.366cm" svg:height="0.759cm" svg:x="5.176cm" svg:y="3.714cm">
            <text:p text:style-name="P6"><text:span text:style-name="T3"><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8cm" svg:y="4.665cm">
            <draw:image xlink:href="Pictures/100000010000007700000040DC1DA863.png" xlink:type="simple" xlink:show="embed" xlink:actuate="onLoad" draw:mime-type="image/png">
              <text:p/>
            </draw:image>
            <svg:desc>Icon

Description automatically generated</svg:desc>
          </draw:frame>
          <draw:custom-shape draw:name="Retângulo 5" draw:style-name="gr12" draw:text-style-name="P7" draw:layer="layout" svg:width="1.885cm" svg:height="0.759cm" svg:x="5.176cm" svg:y="4.612cm">
            <text:p text:style-name="P6"><text:span text:style-name="T3"><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8cm" svg:y="5.562cm">
            <draw:image xlink:href="Pictures/100000010000007700000040DC1DA863.png" xlink:type="simple" xlink:show="embed" xlink:actuate="onLoad" draw:mime-type="image/png">
              <text:p/>
            </draw:image>
            <svg:desc>Icon

Description automatically generated</svg:desc>
          </draw:frame>
          <draw:custom-shape draw:name="Retângulo 5" draw:style-name="gr13" draw:text-style-name="P7" draw:layer="layout" svg:width="1.446cm" svg:height="0.759cm" svg:x="5.176cm" svg:y="5.509cm">
            <text:p text:style-name="P6"><text:span text:style-name="T3"><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8cm" svg:y="6.459cm">
            <draw:image xlink:href="Pictures/100000010000007700000040DC1DA863.png" xlink:type="simple" xlink:show="embed" xlink:actuate="onLoad" draw:mime-type="image/png">
              <text:p/>
            </draw:image>
            <svg:desc>Icon

Description automatically generated</svg:desc>
          </draw:frame>
          <draw:custom-shape draw:name="Retângulo 5" draw:style-name="gr14" draw:text-style-name="P7" draw:layer="layout" svg:width="2.111cm" svg:height="0.759cm" svg:x="5.176cm" svg:y="6.406cm">
            <text:p text:style-name="P6"><text:span text:style-name="T3"><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custom-shape draw:style-name="gr15" draw:text-style-name="P9" draw:layer="layout" svg:width="0.5cm" svg:height="16.18cm" svg:x="3cm" svg:y="2.32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4" draw:text-style-name="P10" draw:layer="layout" svg:width="3.623cm" svg:height="1.017cm" svg:x="0.5cm" svg:y="0.5cm" presentation:class="title" presentation:user-transformed="true">
          <draw:text-box>
            <text:p text:style-name="P1"><text:span text:style-name="T4">3. resources</text:span></text:p>
          </draw:text-box>
        </draw:frame>
        <draw:custom-shape draw:style-name="gr8" draw:text-style-name="P11"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13" draw:layer="layout" svg:width="1.98cm" svg:height="0.575cm" svg:x="0.964cm" svg:y="2.373cm">
          <text:p text:style-name="P12"><text:span text:style-name="T6">azure</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17" draw:text-style-name="P7" draw:layer="layout" svg:width="1.736cm" svg:height="0.729cm" svg:x="4.054cm" svg:y="2.356cm">
            <text:p text:style-name="P6"><text:span text:style-name="T7"><text:a xlink:href="https://portal.azure.com/#view/Microsoft_Azure_ProjectOxford/CognitiveServicesHub/~/overview"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2.321cm">
            <draw:image xlink:href="Pictures/1000000100000043000000435D6C581D.png" xlink:type="simple" xlink:show="embed" xlink:actuate="onLoad" draw:mime-type="image/png">
              <text:p/>
            </draw:image>
            <svg:desc>Icon

Description automatically generated</svg:desc>
          </draw:frame>
        </draw:g>
        <draw:g draw:style-name="gr1">
          <draw:custom-shape draw:name="Retângulo 5" draw:style-name="gr18" draw:text-style-name="P7" draw:layer="layout" svg:width="1.611cm" svg:height="0.729cm" svg:x="4.054cm" svg:y="8.267cm">
            <text:p text:style-name="P6"><text:span text:style-name="T7"><text:a xlink:href="https://portal.azure.com/#@cegidgroup.onmicrosoft.com/resource/subscriptions/6b18b854-398b-4dc7-9828-c492ac221f23/resourceGroups/rg-efigueiredoai/providers/Microsoft.CognitiveServices/accounts/ai-efigueiredo1373ai610957351865/overview" xlink:type="simple">projec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8.232cm">
            <draw:image xlink:href="Pictures/1000000100000043000000435D6C581D.png" xlink:type="simple" xlink:show="embed" xlink:actuate="onLoad" draw:mime-type="image/png">
              <text:p/>
            </draw:image>
            <svg:desc>Icon

Description automatically generated</svg:desc>
          </draw:frame>
        </draw:g>
        <draw:frame draw:style-name="gr19" draw:text-style-name="P14" draw:layer="layout" svg:width="8.111cm" svg:height="5.204cm" svg:x="6.389cm" svg:y="2.5cm">
          <draw:image xlink:href="Pictures/1000000100000435000002B301196065.png" xlink:type="simple" xlink:show="embed" xlink:actuate="onLoad" draw:mime-type="image/png">
            <text:p/>
          </draw:image>
        </draw:frame>
        <draw:frame draw:style-name="gr19" draw:text-style-name="P14" draw:layer="layout" svg:width="8.5cm" svg:height="3.876cm" svg:x="6.5cm" svg:y="8.5cm">
          <draw:image xlink:href="Pictures/10000001000005560000026FEBA83F34.png" xlink:type="simple" xlink:show="embed" xlink:actuate="onLoad" draw:mime-type="image/png">
            <text:p/>
          </draw:image>
        </draw:frame>
        <draw:g draw:style-name="gr1">
          <draw:custom-shape draw:name="Retângulo 5" draw:style-name="gr20" draw:text-style-name="P7" draw:layer="layout" svg:width="1.126cm" svg:height="0.729cm" svg:x="4.054cm" svg:y="13.767cm">
            <text:p text:style-name="P6"><text:span text:style-name="T7"><text:a xlink:href="https://portal.azure.com/#@cegidgroup.onmicrosoft.com/resource/subscriptions/6b18b854-398b-4dc7-9828-c492ac221f23/resourceGroups/rg-efigueiredoai/providers/Microsoft.MachineLearningServices/workspaces/efigueiredo-1373_ai/overview" xlink:type="simple">hub</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3.5cm" svg:y="13.732cm">
            <draw:image xlink:href="Pictures/1000000100000043000000435D6C581D.png" xlink:type="simple" xlink:show="embed" xlink:actuate="onLoad" draw:mime-type="image/png">
              <text:p/>
            </draw:image>
            <svg:desc>Icon

Description automatically generated</svg:desc>
          </draw:frame>
        </draw:g>
        <draw:frame draw:style-name="gr19" draw:text-style-name="P14" draw:layer="layout" svg:width="11.689cm" svg:height="5.14cm" svg:x="5.2cm" svg:y="13.06cm">
          <draw:image xlink:href="Pictures/10000001000009370000040DA8C44DA1.png" xlink:type="simple" xlink:show="embed" xlink:actuate="onLoad" draw:mime-type="image/png">
            <text:p/>
          </draw:image>
        </draw:frame>
        <draw:custom-shape draw:style-name="gr15" draw:text-style-name="P9" draw:layer="layout" svg:width="0.5cm" svg:height="16.18cm" svg:x="18.51cm" svg:y="2.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21" draw:text-style-name="P13" draw:layer="layout" svg:width="2.05cm" svg:height="0.575cm" svg:x="16.474cm" svg:y="2.552cm">
          <text:p text:style-name="P12"><text:span text:style-name="T6">portal</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22" draw:text-style-name="P7" draw:layer="layout" svg:width="1.736cm" svg:height="0.729cm" svg:x="19.564cm" svg:y="2.535cm">
            <text:p text:style-name="P6"><text:span text:style-name="T7"><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9.01cm" svg:y="2.5cm">
            <draw:image xlink:href="Pictures/1000000100000043000000435D6C581D.png" xlink:type="simple" xlink:show="embed" xlink:actuate="onLoad" draw:mime-type="image/png">
              <text:p/>
            </draw:image>
            <svg:desc>Icon

Description automatically generated</svg:desc>
          </draw:frame>
        </draw:g>
        <draw:frame draw:style-name="gr19" draw:text-style-name="P14" draw:layer="layout" svg:width="12.896cm" svg:height="4cm" svg:x="19.8cm" svg:y="3.5cm">
          <draw:image xlink:href="Pictures/100000010000090D000002CF033654E4.png" xlink:type="simple" xlink:show="embed" xlink:actuate="onLoad" draw:mime-type="image/png">
            <text:p/>
          </draw:image>
        </draw:frame>
        <presentation:notes draw:style-name="dp2">
          <draw:page-thumbnail draw:style-name="gr6"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6" draw:layer="layout" svg:width="3.169cm" svg:height="0.887cm" svg:x="0.5cm" svg:y="0.5cm" presentation:class="title" presentation:user-transformed="true">
          <draw:text-box>
            <text:p text:style-name="P15"><text:span text:style-name="T8">2. summary</text:span></text:p>
          </draw:text-box>
        </draw:frame>
        <draw:custom-shape draw:style-name="gr23" draw:text-style-name="P11"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24" draw:text-style-name="P18" draw:layer="layout" svg:width="9.1cm" svg:height="1.36cm" svg:x="2.945cm" svg:y="2cm">
            <text:p text:style-name="P17"><text:span text:style-name="T9">1. CPA</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5" draw:text-style-name="P19" draw:layer="layout" svg:width="2.046cm" svg:height="2.045cm" draw:transform="rotate (-1.5707963267949) translate (2.945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6" draw:text-style-name="P18" draw:layer="layout" svg:width="9.1cm" svg:height="1.36cm" svg:x="2.946cm" svg:y="3.686cm">
            <text:p text:style-name="P17"><text:span text:style-name="T9">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7" draw:text-style-name="P20" draw:layer="layout" svg:width="2.046cm" svg:height="2.045cm" draw:transform="rotate (-1.5707963267949) translate (2.945cm 3.6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28" draw:text-style-name="P18" draw:layer="layout" svg:width="7cm" svg:height="1.364cm" svg:x="5.045cm" svg:y="5.38cm">
            <text:p text:style-name="P17"><text:span text:style-name="T9">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29" draw:text-style-name="P20" draw:layer="layout" svg:width="2.045cm" svg:height="2.045cm" draw:transform="rotate (-1.5707963267949) translate (5.045cm 5.3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0" draw:text-style-name="P18" draw:layer="layout" svg:width="7cm" svg:height="1.364cm" svg:x="5.045cm" svg:y="7.066cm">
            <text:p text:style-name="P17"><text:span text:style-name="T9">2. clien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1" draw:text-style-name="P20" draw:layer="layout" svg:width="2.045cm" svg:height="2.045cm" draw:transform="rotate (-1.5707963267949) translate (5.045cm 7.06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2" draw:text-style-name="P18" draw:layer="layout" svg:width="7cm" svg:height="1.364cm" svg:x="5.045cm" svg:y="8.752cm">
            <text:p text:style-name="P17"><text:span text:style-name="T9">3. inference</text:span><text:span text:style-name="T9"><text:line-break/></text:span><text:span text:style-name="T9">missing parameters and retur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0" draw:layer="layout" svg:width="2.045cm" svg:height="2.045cm" draw:transform="rotate (-1.5707963267949) translate (5.045cm 8.75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4" draw:text-style-name="P22" draw:layer="layout" svg:width="1cm" svg:height="2cm" svg:x="11.1cm" svg:y="1cm">
          <text:p text:style-name="P21"><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23" draw:text-style-name="P11" draw:layer="layout" svg:width="0.5cm" svg:height="17cm" svg:x="18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35" draw:text-style-name="P18" draw:layer="layout" svg:width="9.1cm" svg:height="1.36cm" svg:x="20.4cm" svg:y="2cm">
            <text:p text:style-name="P17"><text:span text:style-name="T9">3. CHA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6" draw:text-style-name="P19" draw:layer="layout" svg:width="2.046cm" svg:height="2.045cm" draw:transform="rotate (-1.5707963267949) translate (20.4cm 2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frame draw:name="Picture 27" draw:style-name="gr4" draw:text-style-name="P5" draw:layer="layout" svg:width="1.376cm" svg:height="0.733cm" svg:x="12.5cm" svg:y="4.028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7" draw:layer="layout" svg:width="1.366cm" svg:height="0.759cm" svg:x="13.876cm" svg:y="3.975cm">
            <text:p text:style-name="P6"><text:span text:style-name="T3"><text:a xlink:href="../_reference/what.odp" xlink:type="simple">w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5.704cm">
            <draw:image xlink:href="Pictures/100000010000007700000040DC1DA863.png" xlink:type="simple" xlink:show="embed" xlink:actuate="onLoad" draw:mime-type="image/png">
              <text:p/>
            </draw:image>
            <svg:desc>Icon

Description automatically generated</svg:desc>
          </draw:frame>
          <draw:custom-shape draw:name="Retângulo 5" draw:style-name="gr38" draw:text-style-name="P7" draw:layer="layout" svg:width="1.885cm" svg:height="0.759cm" svg:x="13.876cm" svg:y="5.651cm">
            <text:p text:style-name="P6"><text:span text:style-name="T3"><text:a xlink:href="../_reference/projects.odp" xlink:type="simple">projec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7.379cm">
            <draw:image xlink:href="Pictures/100000010000007700000040DC1DA863.png" xlink:type="simple" xlink:show="embed" xlink:actuate="onLoad" draw:mime-type="image/png">
              <text:p/>
            </draw:image>
            <svg:desc>Icon

Description automatically generated</svg:desc>
          </draw:frame>
          <draw:custom-shape draw:name="Retângulo 5" draw:style-name="gr39" draw:text-style-name="P7" draw:layer="layout" svg:width="1.446cm" svg:height="0.759cm" svg:x="13.876cm" svg:y="7.326cm">
            <text:p text:style-name="P6"><text:span text:style-name="T3"><text:a xlink:href="../_reference/client.odp" xlink:type="simple">cli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9.053cm">
            <draw:image xlink:href="Pictures/100000010000007700000040DC1DA863.png" xlink:type="simple" xlink:show="embed" xlink:actuate="onLoad" draw:mime-type="image/png">
              <text:p/>
            </draw:image>
            <svg:desc>Icon

Description automatically generated</svg:desc>
          </draw:frame>
          <draw:custom-shape draw:name="Retângulo 5" draw:style-name="gr40" draw:text-style-name="P7" draw:layer="layout" svg:width="2.111cm" svg:height="0.759cm" svg:x="13.876cm" svg:y="9cm">
            <text:p text:style-name="P6"><text:span text:style-name="T3"><text:a xlink:href="../_reference/inference.odp" xlink:type="simple">inferenc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30cm" svg:y="2.267cm">
            <draw:image xlink:href="Pictures/100000010000007700000040DC1DA863.png" xlink:type="simple" xlink:show="embed" xlink:actuate="onLoad" draw:mime-type="image/png">
              <text:p/>
            </draw:image>
            <svg:desc>Icon

Description automatically generated</svg:desc>
          </draw:frame>
          <draw:custom-shape draw:name="Retângulo 5" draw:style-name="gr41" draw:text-style-name="P7" draw:layer="layout" svg:width="1.244cm" svg:height="0.759cm" svg:x="31.376cm" svg:y="2.214cm">
            <text:p text:style-name="P6"><text:span text:style-name="T3"><text:a xlink:href="../_reference/chat.odp" xlink:type="simple">cha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4" draw:text-style-name="P5" draw:layer="layout" svg:width="1.376cm" svg:height="0.733cm" svg:x="12.5cm" svg:y="2.353cm">
            <draw:image xlink:href="Pictures/100000010000007700000040DC1DA863.png" xlink:type="simple" xlink:show="embed" xlink:actuate="onLoad" draw:mime-type="image/png">
              <text:p/>
            </draw:image>
            <svg:desc>Icon

Description automatically generated</svg:desc>
          </draw:frame>
          <draw:custom-shape draw:name="Retângulo 5" draw:style-name="gr42" draw:text-style-name="P7" draw:layer="layout" svg:width="1.106cm" svg:height="0.759cm" svg:x="13.876cm" svg:y="2.3cm">
            <text:p text:style-name="P6"><text:span text:style-name="T3"><text:a xlink:href="../_reference/cpa.odp" xlink:type="simple">cp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4" draw:text-style-name="P22" draw:layer="layout" svg:width="1cm" svg:height="2cm" svg:x="11.094cm" svg:y="4.352cm">
          <text:p text:style-name="P21"><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34" draw:text-style-name="P22" draw:layer="layout" svg:width="1cm" svg:height="2cm" svg:x="11.119cm" svg:y="6.075cm">
          <text:p text:style-name="P21"><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2">
          <draw:page-thumbnail draw:style-name="gr6"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3. pending" draw:style-name="dp1" draw:master-page-name="Title_20_Slide" presentation:presentation-page-layout-name="AL1T0">
        <draw:frame presentation:style-name="pr5" draw:text-style-name="P16" draw:layer="layout" svg:width="2.982cm" svg:height="0.887cm" svg:x="0.518cm" svg:y="0.559cm" presentation:class="title" presentation:user-transformed="true">
          <draw:text-box>
            <text:p text:style-name="P15"><text:span text:style-name="T8">3. pending</text:span></text:p>
          </draw:text-box>
        </draw:frame>
        <draw:custom-shape draw:style-name="gr43" draw:text-style-name="P11"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style-name="gr44" draw:text-style-name="P18" draw:layer="layout" svg:width="9.1cm" svg:height="1.36cm" svg:x="2.945cm" svg:y="1.886cm">
            <text:p text:style-name="P17"><text:span text:style-name="T9">1.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5" draw:text-style-name="P20" draw:layer="layout" svg:width="2.046cm" svg:height="2.045cm" draw:transform="rotate (-1.5707963267949) translate (2.944cm 1.895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g draw:style-name="gr1">
            <draw:custom-shape draw:style-name="gr46" draw:text-style-name="P18" draw:layer="layout" svg:width="7cm" svg:height="1.364cm" svg:x="5.044cm" svg:y="3.58cm">
              <text:p text:style-name="P17"><text:span text:style-name="T9">1. deployment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47" draw:text-style-name="P20" draw:layer="layout" svg:width="2.045cm" svg:height="2.045cm" draw:transform="rotate (-1.5707963267949) translate (5.044cm 3.58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48" draw:text-style-name="P7" draw:layer="layout" svg:width="2.55cm" svg:height="0.729cm" svg:x="12.95cm" svg:y="3.835cm">
              <text:p text:style-name="P6"><text:span text:style-name="T7"><text:a xlink:href="https://learn.microsoft.com/en-us/python/api/overview/azure/ai-projects-readme?view=azure-python-preview&amp;preserve-view=true#deployments-operations" xlink:type="simple">deploymen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3.8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49" draw:text-style-name="P18" draw:layer="layout" svg:width="7cm" svg:height="1.364cm" svg:x="5.044cm" svg:y="5.232cm">
              <text:p text:style-name="P17"><text:span text:style-name="T9">2. connec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0" draw:text-style-name="P20" draw:layer="layout" svg:width="2.045cm" svg:height="2.045cm" draw:transform="rotate (-1.5707963267949) translate (5.044cm 5.23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1" draw:text-style-name="P7" draw:layer="layout" svg:width="2.257cm" svg:height="0.729cm" svg:x="12.95cm" svg:y="5.517cm">
              <text:p text:style-name="P6"><text:span text:style-name="T7"><text:a xlink:href="https://learn.microsoft.com/en-us/python/api/overview/azure/ai-projects-readme?view=azure-python-preview&amp;preserve-view=true#connections-operations" xlink:type="simple">conne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5.482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2" draw:text-style-name="P18" draw:layer="layout" svg:width="7cm" svg:height="1.364cm" svg:x="5.044cm" svg:y="6.885cm">
              <text:p text:style-name="P17"><text:span text:style-name="T9">3. datase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3" draw:text-style-name="P20" draw:layer="layout" svg:width="2.045cm" svg:height="2.045cm" draw:transform="rotate (-1.5707963267949) translate (5.044cm 6.888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4" draw:text-style-name="P7" draw:layer="layout" svg:width="1.653cm" svg:height="0.729cm" svg:x="12.95cm" svg:y="7.2cm">
              <text:p text:style-name="P6"><text:span text:style-name="T7"><text:a xlink:href="https://learn.microsoft.com/en-us/python/api/overview/azure/ai-projects-readme?view=azure-python-preview&amp;preserve-view=true#connections-operations" xlink:type="simple">dtase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7.165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5" draw:text-style-name="P18" draw:layer="layout" svg:width="7cm" svg:height="1.364cm" svg:x="5.044cm" svg:y="8.539cm">
              <text:p text:style-name="P17"><text:span text:style-name="T9">4. indexe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6" draw:text-style-name="P20" draw:layer="layout" svg:width="2.045cm" svg:height="2.045cm" draw:transform="rotate (-1.5707963267949) translate (5.044cm 8.542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57" draw:text-style-name="P7" draw:layer="layout" svg:width="1.721cm" svg:height="0.729cm" svg:x="12.95cm" svg:y="8.754cm">
              <text:p text:style-name="P6"><text:span text:style-name="T7"><text:a xlink:href="https://learn.microsoft.com/en-us/python/api/overview/azure/ai-projects-readme?view=azure-python-preview&amp;preserve-view=true#indexes-operations" xlink:type="simple">index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8.719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58" draw:text-style-name="P24" draw:layer="layout" svg:width="7cm" svg:height="1.364cm" svg:x="5.044cm" svg:y="10.192cm">
              <text:p text:style-name="P23"><text:span text:style-name="T11">5. evaluation</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59" draw:text-style-name="P20" draw:layer="layout" svg:width="2.045cm" svg:height="2.045cm" draw:transform="rotate (-1.5707963267949) translate (5.044cm 10.195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0" draw:text-style-name="P7" draw:layer="layout" svg:width="2.124cm" svg:height="0.729cm" svg:x="12.95cm" svg:y="10.407cm">
              <text:p text:style-name="P6"><text:span text:style-name="T7"><text:a xlink:href="https://learn.microsoft.com/en-us/python/api/overview/azure/ai-projects-readme?view=azure-python-preview&amp;preserve-view=true#evaluation" xlink:type="simple">evalua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10.372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1" draw:text-style-name="P24" draw:layer="layout" svg:width="7cm" svg:height="1.364cm" svg:x="5.044cm" svg:y="11.846cm">
              <text:p text:style-name="P23"><text:span text:style-name="T11">6. exceptions</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2" draw:text-style-name="P20" draw:layer="layout" svg:width="2.045cm" svg:height="2.045cm" draw:transform="rotate (-1.5707963267949) translate (5.044cm 11.849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3" draw:text-style-name="P7" draw:layer="layout" svg:width="2.211cm" svg:height="0.729cm" svg:x="12.95cm" svg:y="12.061cm">
              <text:p text:style-name="P6"><text:span text:style-name="T7"><text:a xlink:href="https://learn.microsoft.com/en-us/python/api/overview/azure/ai-projects-readme?view=azure-python-preview&amp;preserve-view=true#exceptions" xlink:type="simple">except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12.026cm">
              <draw:image xlink:href="Pictures/1000000100000043000000435D6C581D.png" xlink:type="simple" xlink:show="embed" xlink:actuate="onLoad" draw:mime-type="image/png">
                <text:p/>
              </draw:image>
              <svg:desc>Icon

Description automatically generated</svg:desc>
            </draw:frame>
          </draw:g>
        </draw:g>
        <draw:g draw:style-name="gr1">
          <draw:g draw:style-name="gr1">
            <draw:custom-shape draw:style-name="gr64" draw:text-style-name="P24" draw:layer="layout" svg:width="7cm" svg:height="1.364cm" svg:x="5.044cm" svg:y="13.5cm">
              <text:p text:style-name="P23"><text:span text:style-name="T11">7. logging</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65" draw:text-style-name="P20" draw:layer="layout" svg:width="2.045cm" svg:height="2.045cm" draw:transform="rotate (-1.5707963267949) translate (5.044cm 13.503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name="Retângulo 5" draw:style-name="gr66" draw:text-style-name="P7" draw:layer="layout" svg:width="1.622cm" svg:height="0.729cm" svg:x="12.95cm" svg:y="13.715cm">
              <text:p text:style-name="P6"><text:span text:style-name="T7"><text:a xlink:href="https://learn.microsoft.com/en-us/python/api/overview/azure/ai-projects-readme?view=azure-python-preview&amp;preserve-view=true#logging" xlink:type="simple">logging</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12.396cm" svg:y="13.68cm">
              <draw:image xlink:href="Pictures/1000000100000043000000435D6C581D.png" xlink:type="simple" xlink:show="embed" xlink:actuate="onLoad" draw:mime-type="image/png">
                <text:p/>
              </draw:image>
              <svg:desc>Icon

Description automatically generated</svg:desc>
            </draw:frame>
          </draw:g>
        </draw:g>
        <draw:custom-shape draw:style-name="gr34" draw:text-style-name="P22" draw:layer="layout" svg:width="1cm" svg:height="2cm" svg:x="11.1cm" svg:y="2.6cm">
          <text:p text:style-name="P21"><text:span text:style-name="T1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3">
          <draw:page-thumbnail draw:style-name="gr6"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7" draw:text-style-name="P11"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8" draw:text-style-name="P25" draw:layer="layout" svg:width="3.929cm" svg:height="0.764cm" svg:x="0.755cm" svg:y="2.094cm">
          <text:p text:style-name="P6"><text:span text:style-name="T12">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6" draw:text-style-name="P27" draw:layer="layout" svg:width="3.755cm" svg:height="1.026cm" svg:x="0.449cm" svg:y="0.514cm" presentation:class="title" presentation:user-transformed="true">
          <draw:text-box>
            <text:p text:style-name="P26"><text:span text:style-name="T13">Z. </text:span><text:span text:style-name="T14">template</text:span></text:p>
          </draw:text-box>
        </draw:frame>
        <draw:custom-shape draw:style-name="gr69" draw:text-style-name="P9"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70" draw:text-style-name="P29" draw:layer="layout" svg:width="4.105cm" svg:height="0.764cm" svg:x="0.826cm" svg:y="3.502cm">
          <text:p text:style-name="P28"><text:span text:style-name="T15">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71" draw:text-style-name="P29" draw:layer="layout" svg:width="4.507cm" svg:height="1.727cm" svg:x="0.915cm" svg:y="16.796cm">
          <text:p text:style-name="P28"><text:span text:style-name="T16">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72" draw:text-style-name="P29" draw:layer="layout" svg:width="1.375cm" svg:height="1.291cm" svg:x="0.789cm" svg:y="13.697cm">
          <text:p text:style-name="P28"><text:span text:style-name="T17">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3" draw:text-style-name="P7" draw:layer="layout" svg:width="1.736cm" svg:height="2.113cm" svg:x="2.297cm" svg:y="13.139cm">
          <text:p text:style-name="P6"><text:span text:style-name="T1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4" draw:text-style-name="P30" draw:layer="layout" svg:width="3.921cm" svg:height="0.794cm" svg:x="5.994cm" svg:y="3.457cm">
          <text:list text:style-name="L8">
            <text:list-item>
              <text:p text:style-name="P3"><text:span text:style-name="T19">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75" draw:text-style-name="P30" draw:layer="layout" svg:width="7.87cm" svg:height="2.623cm" svg:x="1.657cm" svg:y="5.047cm">
          <text:list text:style-name="L8">
            <text:list-item>
              <text:p text:style-name="P3"><text:span text:style-name="T20">A </text:span><text:span text:style-name="T21">slash</text:span><text:span text:style-name="T20"> </text:span></text:p>
            </text:list-item>
          </text:list>
          <text:list text:style-name="L9">
            <text:list-item>
              <text:list>
                <text:list-item>
                  <text:p text:style-name="P3"><text:span text:style-name="T20">followed </text:span></text:p>
                </text:list-item>
              </text:list>
            </text:list-item>
            <text:list-item>
              <text:p text:style-name="P3"><text:span text:style-name="T20">by </text:span></text:p>
              <text:list>
                <text:list-item>
                  <text:p text:style-name="P3"><text:span text:style-name="T21">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5" draw:layer="layout" svg:width="7.83cm" svg:height="3.426cm" svg:x="11.783cm" svg:y="2.859cm">
          <draw:image xlink:href="Pictures/10000001000002B900000131281861AD.png" xlink:type="simple" xlink:show="embed" xlink:actuate="onLoad" draw:mime-type="image/png">
            <text:p/>
          </draw:image>
        </draw:frame>
        <draw:g draw:style-name="gr1">
          <draw:custom-shape draw:name="Retângulo 5" draw:style-name="gr77" draw:text-style-name="P7" draw:layer="layout" svg:width="4.279cm" svg:height="0.759cm" svg:x="1.28cm" svg:y="11.645cm">
            <text:p text:style-name="P6"><text:span text:style-name="T3"><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3"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8" draw:text-style-name="P7" draw:layer="layout" svg:width="2.629cm" svg:height="0.759cm" svg:x="2.039cm" svg:y="10.48cm">
            <text:p text:style-name="P6"><text:span text:style-name="T3"><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79" draw:text-style-name="P7" draw:layer="layout" svg:width="2.946cm" svg:height="0.759cm" svg:x="1.626cm" svg:y="9.336cm">
            <text:p text:style-name="P6"><text:span text:style-name="T3"><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3"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80"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2"><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3"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81" draw:text-style-name="P32" draw:layer="layout" svg:width="4.628cm" svg:height="1.218cm" svg:x="0.914cm" svg:y="15.288cm">
          <text:list text:style-name="L11">
            <text:list-item>
              <text:p text:style-name="P31"><text:span text:style-name="T22">every key-frame</text:span></text:p>
            </text:list-item>
            <text:list-item>
              <text:p text:style-name="P31"><text:span text:style-name="T22">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82" draw:text-style-name="P5" draw:layer="layout" draw:line-skew="2.567cm" svg:x1="11.486cm" svg:y1="9.773cm" svg:x2="16.895cm" svg:y2="12.725cm" svg:d="M11486 9773h2705v2952h2704" svg:viewBox="0 0 5410 2953">
          <text:p/>
        </draw:connector>
        <draw:custom-shape draw:style-name="gr83" draw:text-style-name="P33"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4" draw:text-style-name="P30" draw:layer="layout" svg:width="2.685cm" svg:height="1.217cm" svg:x="25.323cm" svg:y="3.211cm">
          <text:list text:style-name="L11">
            <text:list-item>
              <text:p text:style-name="P3"><text:span text:style-name="T23">download </text:span></text:p>
            </text:list-item>
          </text:list>
          <text:list text:style-name="L12">
            <text:list-item>
              <text:list>
                <text:list-item>
                  <text:p text:style-name="P3"><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5" draw:text-style-name="P25" draw:layer="layout" svg:width="1.125cm" svg:height="0.679cm" svg:x="23.401cm" svg:y="3.759cm">
          <text:p text:style-name="P6"><text:span text:style-name="T24">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6" draw:text-style-name="P30" draw:layer="layout" svg:width="2.685cm" svg:height="1.217cm" svg:x="28.681cm" svg:y="3.211cm">
          <text:list text:style-name="L11">
            <text:list-item>
              <text:p text:style-name="P3"><text:span text:style-name="T23">download </text:span></text:p>
            </text:list-item>
          </text:list>
          <text:list text:style-name="L12">
            <text:list-item>
              <text:list>
                <text:list-item>
                  <text:p text:style-name="P3"><text:span text:style-name="T23">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3"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7" draw:text-style-name="P7" draw:layer="layout" svg:width="2.056cm" svg:height="0.759cm" svg:x="5.523cm" svg:y="10.48cm">
            <text:p text:style-name="P6"><text:span text:style-name="T25"><text:a xlink:href="#Slide 6"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3"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8" draw:text-style-name="P7" draw:layer="layout" svg:width="1.371cm" svg:height="0.589cm" svg:x="1.176cm" svg:y="12.719cm">
            <text:p text:style-name="P6"><text:span text:style-name="T26"><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6" presentation:class="page"/>
          <draw:frame presentation:style-name="pr7"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61</meta:editing-cycles>
    <meta:creation-date>2019-03-25T09:18:39</meta:creation-date>
    <dc:date>2025-06-24T22:31:12.493149800</dc:date>
    <meta:editing-duration>P46DT2H29M38S</meta:editing-duration>
    <meta:generator>LibreOffice/25.2.4.3$Windows_X86_64 LibreOffice_project/33e196637044ead23f5c3226cde09b47731f7e27</meta:generator>
    <meta:document-statistic meta:object-count="449"/>
    <meta:user-defined meta:name="AppVersion">16.0000</meta:user-defined>
    <meta:user-defined meta:name="PresentationFormat">Widescreen</meta:user-defined>
    <meta:user-defined meta:name="Slides" meta:value-type="float">12</meta:user-defined>
  </office:meta>
</office:document-meta>
</file>